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fo:margin-left="0.5in" fo:margin-right="0in" fo:text-indent="0in" style:auto-text-indent="false"/>
    </style:style>
    <style:style style:name="P4" style:family="paragraph" style:parent-style-name="Standard">
      <style:paragraph-properties fo:margin-left="0.5in" fo:margin-right="0in" fo:text-indent="0in" style:auto-text-indent="false"/>
      <style:text-properties fo:font-weight="bold" style:font-weight-asian="bold"/>
    </style:style>
    <style:style style:name="P5" style:family="paragraph" style:parent-style-name="Standard" style:list-style-name="WWNum3">
      <style:paragraph-properties fo:margin-left="1.5in" fo:margin-right="0in" fo:text-indent="-0.25in" style:auto-text-indent="false"/>
    </style:style>
    <style:style style:name="P6" style:family="paragraph" style:parent-style-name="Standard" style:list-style-name="WWNum4">
      <style:paragraph-properties fo:margin-left="1.5in" fo:margin-right="0in" fo:text-indent="-0.25in" style:auto-text-indent="false"/>
    </style:style>
    <style:style style:name="P7" style:family="paragraph" style:parent-style-name="Standard" style:list-style-name="WWNum2">
      <style:paragraph-properties fo:margin-left="1.5in" fo:margin-right="0in" fo:text-indent="-0.25in" style:auto-text-indent="false"/>
    </style:style>
    <style:style style:name="P8" style:family="paragraph" style:parent-style-name="Standard" style:list-style-name="WWNum1">
      <style:paragraph-properties fo:margin-left="1in" fo:margin-right="0in" fo:text-indent="-0.25in" style:auto-text-indent="false"/>
    </style:style>
    <style:style style:name="P9" style:family="paragraph" style:parent-style-name="Standard">
      <style:paragraph-properties fo:margin-left="1.5in" fo:margin-right="0in" fo:text-indent="0in" style:auto-text-indent="false"/>
    </style:style>
    <style:style style:name="P10" style:family="paragraph" style:parent-style-name="Standard">
      <style:paragraph-properties fo:margin-left="1in" fo:margin-right="0in" fo:text-indent="0in" style:auto-text-indent="false"/>
    </style:style>
    <style:style style:name="P11" style:family="paragraph" style:parent-style-name="Standard" style:master-page-name="Standard">
      <style:paragraph-properties style:page-number="1"/>
    </style:style>
    <style:style style:name="P12" style:family="paragraph">
      <style:paragraph-properties fo:margin-top="0in" fo:margin-bottom="0in" fo:line-height="100%" fo:text-align="center"/>
    </style:style>
    <style:style style:name="P13" style:family="paragraph">
      <loext:graphic-properties draw:fill="solid" draw:fill-color="#cfe2f3"/>
      <style:paragraph-properties fo:margin-top="0in" fo:margin-bottom="0in" fo:line-height="100%" fo:text-align="center"/>
    </style:style>
    <style:style style:name="P14" style:family="paragraph">
      <style:paragraph-properties fo:margin-top="0in" fo:margin-bottom="0in" fo:line-height="100%" fo:text-align="start"/>
    </style:style>
    <style:style style:name="P15" style:family="paragraph">
      <loext:graphic-properties draw:fill="solid" draw:fill-color="#cfe2f3"/>
      <style:paragraph-properties fo:margin-top="0in" fo:margin-bottom="0in" fo:line-height="100%" fo:text-align="start"/>
    </style:style>
    <style:style style:name="P16" style:family="paragraph">
      <loext:graphic-properties draw:fill="none"/>
      <style:paragraph-properties fo:text-align="start"/>
    </style:style>
    <style:style style:name="P17" style:family="paragraph">
      <loext:graphic-properties draw:fill="none"/>
      <style:paragraph-properties fo:margin-top="0in" fo:margin-bottom="0in" fo:line-height="100%" fo:text-align="start"/>
    </style:style>
    <style:style style:name="P18" style:family="paragraph">
      <loext:graphic-properties draw:fill="solid" draw:fill-color="#cfe2f3"/>
      <style:paragraph-properties fo:text-align="star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style:text-underline-style="none"/>
    </style:style>
    <style:style style:name="T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102in" svg:stroke-color="#000000" draw:stroke-linejoin="round" draw:fill="solid" draw:fill-color="#cfe2f3" draw:textarea-vertical-align="middle" draw:auto-grow-height="false" draw:fit-to-size="false" style:shrink-to-fit="false" fo:min-height="0.5228in" fo:min-width="2.3583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solid" draw:fill-color="#cfe2f3" draw:textarea-vertical-align="middle" draw:auto-grow-height="false" draw:fit-to-size="false" style:shrink-to-fit="false" fo:min-height="0.522in" fo:min-width="2.3583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none" draw:textarea-vertical-align="middle" draw:auto-grow-height="false" draw:fit-to-size="false" style:shrink-to-fit="false" fo:min-height="0.522in" fo:min-width="0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solid" draw:fill-color="#cfe2f3" draw:textarea-vertical-align="middle" draw:auto-grow-height="false" draw:fit-to-size="false" style:shrink-to-fit="false" fo:min-height="0.5228in" fo:min-width="3.8528in" fo:padding-top="0.1in" fo:padding-bottom="0.1in" fo:padding-left="0.1in" fo:padding-right="0.1in" fo:wrap-option="wrap" style:run-through="foreground"/>
    </style:style>
    <style:style style:name="gr7"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solid" draw:fill-color="#cfe2f3" draw:textarea-vertical-align="middle" draw:auto-grow-height="false" draw:fit-to-size="false" style:shrink-to-fit="false" fo:min-height="0.4862in" fo:min-width="3.2874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solid" draw:fill-color="#cfe2f3" draw:textarea-vertical-align="middle" draw:auto-grow-height="false" draw:fit-to-size="false" style:shrink-to-fit="false" fo:min-height="0.6189in" fo:min-width="0.078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solid" draw:fill-color="#cfe2f3" draw:textarea-vertical-align="middle" draw:auto-grow-height="false" draw:fit-to-size="false" style:shrink-to-fit="false" fo:min-height="0.3492in" fo:min-width="1.1272in" fo:padding-top="0.1in" fo:padding-bottom="0.1in" fo:padding-left="0.1in" fo:padding-right="0.1in" fo:wrap-option="wrap" style:run-through="foreground"/>
    </style:style>
    <style:style style:name="gr11" style:family="graphic">
      <style:graphic-properties draw:stroke="solid" svg:stroke-width="0.0102in" svg:stroke-color="#000000" draw:stroke-linejoin="round" draw:fill="solid" draw:fill-color="#cfe2f3" draw:textarea-vertical-align="middle" draw:auto-grow-height="false" draw:fit-to-size="false" style:shrink-to-fit="false" fo:min-height="0.3492in" fo:min-width="1.1264in" fo:padding-top="0.1in" fo:padding-bottom="0.1in" fo:padding-left="0.1in" fo:padding-right="0.1in" fo:wrap-option="wrap" style:run-through="foreground"/>
    </style:style>
    <style:style style:name="gr12" style:family="graphic">
      <style:graphic-properties draw:stroke="solid" svg:stroke-width="0.0102in" svg:stroke-color="#000000" draw:stroke-linejoin="round" draw:fill="solid" draw:fill-color="#cfe2f3" draw:textarea-vertical-align="middle" draw:auto-grow-height="false" draw:fit-to-size="false" style:shrink-to-fit="false" fo:min-height="0.3492in" fo:min-width="2.0409in" fo:padding-top="0.1in" fo:padding-bottom="0.1in" fo:padding-left="0.1in" fo:padding-right="0.1in" fo:wrap-option="wrap" style:run-through="foreground"/>
    </style:style>
    <style:style style:name="gr13" style:family="graphic">
      <style:graphic-properties draw:stroke="solid" svg:stroke-width="0.0102in" svg:stroke-color="#000000" draw:stroke-linejoin="round" draw:fill="solid" draw:fill-color="#cfe2f3" draw:textarea-vertical-align="middle" draw:auto-grow-height="false" draw:fit-to-size="false" style:shrink-to-fit="false" fo:min-height="0in" fo:min-width="0.2783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Introduction</text:span></text:p>
      <text:p text:style-name="Standard"/>
      <text:p text:style-name="Standard">The <text:span text:style-name="T2">TwistedStorage2 Database System</text:span> is a high performance database system designed specifically for the edge/IOT and department level. Its design and implementation is meant to take advantage of modern processors: multicore, multithreaded virtual memory systems. Unlike systems today it is designed to be integrated into the entire data architecture of the enterprise, <text:s/>moving data <text:s/>from the lowest levels (Edge devices) to the department level and up to the enterprise, <text:s/>all with very little extra effort.</text:p>
      <text:p text:style-name="Standard"/>
      <text:p text:style-name="Standard"><text:span text:style-name="T3">TS2DB</text:span> operates in the data world where edge/iot devices generate data and act on results <text:s/>To accomplish this <text:span text:style-name="T3">TS2DB </text:span>is designed to be extensible. One extension, <text:s/>Paxos, turns <text:span text:style-name="T3">TS2DB</text:span> from a simple edge device database to a department level database offering a number of large database features in a small, high performance system. With the Paxos plug-in you turn multiple <text:span text:style-name="T3">TS2DB</text:span> systems into a multi-master system with redundancy and reliability. In other words, always-available operation.</text:p>
      <text:p text:style-name="Standard"/>
      <text:p text:style-name="Standard">Another extension will migrate database table creation and deletion automatically to the enterprise all without extra effort and in real-time. The same extension will move data to the enterprise level in real-time. <text:s/>There is additional support for the major enterprise databases, including Postgresql, etc. to have data move downward, providing a simple real time movement of results down to the edge. This all occurs with the programmer having to write specific code.</text:p>
      <text:p text:style-name="Standard"/>
      <text:p text:style-name="Standard">This document describes the architecture and implementation <text:s/>of the <text:span text:style-name="T2">TwistedStorage2 Database Software.</text:span> <text:span text:style-name="T3">TS2DB</text:span> is a small database system designed to take advantage of multicore processors that support multithreading. It not only takes advantage of parallelism of execution but will also harness the power of the virtual memory system. Taking advantage of the virtual memory architecture of the processor simplifies the movement of data from the backing store <text:s/>Additional it offers an improvement in execution time. The goal is to provide a system that provides exceptional performance on storing, and very good performance on querying.</text:p>
      <text:p text:style-name="Standard"/>
      <text:p text:style-name="Standard"/>
      <text:p text:style-name="Standard"><text:span text:style-name="T1">50,000 Foot View: The Design</text:span></text:p>
      <text:p text:style-name="P1"/>
      <text:p text:style-name="Standard"><text:span text:style-name="T3">TS2DB</text:span> is a micro-service hosted on top of a web-server with control messages and GraphQL messages. The control messages do things like support login and logout, set various configuration parameters, setup various extensions (per database). On the GraphQL side, the user interface handles the normal one: Query, Mutation and Subscription. In addition there is a <text:span text:style-name="T2">create</text:span> GraphQL database operation.</text:p>
      <text:p text:style-name="Standard"/>
      <text:p text:style-name="Standard">The various operations handled by the user interface are sent to the <text:span text:style-name="T2">Command Processor</text:span> layer. This layer takes the requests and breaks them down into a number of steps, some of which are executed directly by this layer. Other operations, mostly the GraphQL operations are translated into a number of steps and passed on to the distributor. The <text:span text:style-name="T2">Distributor/Composer </text:span><text:s/>is responsible for parceling out the steps to the indexers for their work. The other side of the Distributor is the <text:span text:style-name="T2">Composer</text:span> which takes the results of the various <text:span text:style-name="T2">Indexer</text:span> steps, combines the results and passes them to the <text:span text:style-name="T2">User Interface</text:span> for supplying back to the user. The <text:span text:style-name="T2">Indexer</text:span>s have a very simple operation: basically find the records that satisfy a (micro) operation. </text:p>
      <text:p text:style-name="Standard"/>
      <text:p text:style-name="Standard"/>
      <text:p text:style-name="Standard"/>
      <text:p text:style-name="P2"><draw:g text:anchor-type="as-char" draw:z-index="0" draw:style-name="gr1"><draw:g draw:style-name="gr2"><draw:custom-shape draw:name="Shape 3" draw:style-name="gr3" draw:text-style-name="P13" svg:width="2.5579in" svg:height="0.7224in" svg:x="0.6839in" svg:y="0in"><text:p text:style-name="P12"><text:span text:style-name="T5">User Interfa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13" svg:width="2.5579in" svg:height="0.7217in" svg:x="0.6839in" svg:y="0.6953in"><text:p text:style-name="P12"><text:span text:style-name="T5">Command Process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3" draw:text-style-name="P15" svg:width="2.5579in" svg:height="0.7224in" svg:x="0.6839in" svg:y="1.3902in"><text:p text:style-name="P14"><text:span text:style-name="T5">Distributor <text:s text:c="2"/>Compos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16" svg:width="0.0012in" svg:height="0.7224in" svg:x="1.9634in" svg:y="1.3902in"><text:p/><draw:enhanced-geometry draw:mirror-horizontal="false" draw:mirror-vertical="false" svg:viewBox="0 0 21600 21600" draw:type="mso-spt32" draw:enhanced-path="M 0 0 L 21600 21600 N"/></draw:custom-shape><draw:custom-shape draw:name="Shape 7" draw:style-name="gr4" draw:text-style-name="P13" svg:width="2.5579in" svg:height="0.7217in" svg:x="0.6839in" svg:y="2.0854in"><text:p text:style-name="P12"><text:span text:style-name="T5">Indexe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6" draw:text-style-name="P13" svg:width="4.0524in" svg:height="0.7224in" svg:x="0in" svg:y="2.7799in"><text:p text:style-name="P12"><text:span text:style-name="T5">Web Serv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Standard"><text:soft-page-break/></text:p>
      <text:p text:style-name="Standard"/>
      <text:p text:style-name="Standard"><text:span text:style-name="T3">TS2DB</text:span> is a <text:s/>database system that stores the searchable fields of each record in a columnar form which is called an index file in this document.. Each of the indexes of a database are stored in a separate file and the records of the database are also stored in a separate file. <text:s/></text:p>
      <text:p text:style-name="Standard"/>
      <text:p text:style-name="P1"/>
      <text:p text:style-name="P3"><text:span text:style-name="T1">The Indexer</text:span></text:p>
      <text:p text:style-name="P3"/>
      <text:p text:style-name="P3">The Indexer is a program that runs as a thread in the database (in the C++ it would be a thread; in Python it would be a process). <text:s/>The Indexer’s principle task is to take a single step of the retrieval program (as specified by the WHERE clause of a SQL statement), execute it and generate the list of records.</text:p>
      <text:p text:style-name="P3"/>
      <text:p text:style-name="P3">The Indexer works by taking the index file and mapping it into the database’s memory. The first tier - the mapping from the actual field to an index - is processed first resulting in one or more indexes. The index numbers are processed using the second tier and results in a set of valid record pointers. These numbers are provided to the Composer task.</text:p>
      <text:p text:style-name="P3"/>
      <text:p text:style-name="P3"/>
      <text:p text:style-name="P3"><text:span text:style-name="T1">The Distributor and Composer</text:span></text:p>
      <text:p text:style-name="P3"/>
      <text:p text:style-name="P3">The Distributor is a task that is responsible for executing the steps necessary to perform the necessary function (select, update, delete, insert) and return the result/s to the caller. These steps are generated by the Command Processor and executed by the Indexer. The Distributor can run one or more Indexers in parallel, if so configured. The results of each Indexer step are collected by the Composer function and combined to make the necessary results. </text:p>
      <text:p text:style-name="P3"/>
      <text:p text:style-name="P3"/>
      <text:p text:style-name="P3">The Distributor’s function is to take the steps produced by the <text:span text:style-name="T2">Command Processor</text:span> and execute them one by one. The Distributor is capable of running more than one indexer simultaneously.. The number of threads that can be executed in parallel is a configuration option. The output of the indexer runs are given to the <text:span text:style-name="T2">Compuser</text:span>, which is responsible for constructing the results sent to the user.</text:p>
      <text:p text:style-name="P3"/>
      <text:p text:style-name="P3"/>
      <text:p text:style-name="P3"><text:span text:style-name="T1">The Command <text:s/>Processor</text:span></text:p>
      <text:p text:style-name="P3"><text:soft-page-break/></text:p>
      <text:p text:style-name="P3">The core to the design is a Command Processor, which takes a statement and converts it into a set of distinct processing steps against the indexes and the record store, and a distributor which takes the processing steps and farms out the work to indexers. The Command <text:s/>Processor also <text:s/>contains a catalog service which maps table names into various plug-ins and locates the record store and index files for tables.</text:p>
      <text:p text:style-name="P3"/>
      <text:p text:style-name="P3">The system is designed to support one or more command processors. These are programs that take an input request and turn it into a set of actions performed by the distributor. For example there is a SQL Command Processor, which takes as input Sql statements. A GraphQL processor takes GraphQL operations and handles them.</text:p>
      <text:p text:style-name="P3"/>
      <text:p text:style-name="P3">In the case of create and delete, the Processor will perform any necessary operations directly without involving the distributor. </text:p>
      <text:p text:style-name="P3"/>
      <text:p text:style-name="P3"><text:span text:style-name="T1">The User Interface</text:span></text:p>
      <text:p text:style-name="P3"/>
      <text:p text:style-name="P3">The User Interface is the first level of all micro-service requests. It handles the logging <text:s/>in and out of a user, setting various system-wide, per-user and per-database options, and handling the various operations against a database.</text:p>
      <text:p text:style-name="P3"/>
      <text:p text:style-name="P3">Some of the various options available are:</text:p>
      <text:p text:style-name="P3"/>
      <text:list xml:id="list2287349100" text:style-name="WWNum3">
        <text:list-item>
          <text:list>
            <text:list-item>
              <text:p text:style-name="P5">Various system-wide internal parameters controlling the operation of the database;</text:p>
            </text:list-item>
            <text:list-item>
              <text:p text:style-name="P5">Configure per-database plugins to allow data to be move automatically;</text:p>
            </text:list-item>
            <text:list-item>
              <text:p text:style-name="P5">Configuring Paxos plugin for multi-master support.</text:p>
            </text:list-item>
            <text:list-item>
              <text:p text:style-name="P5">Provide for multi-user operation;</text:p>
            </text:list-item>
            <text:list-item>
              <text:p text:style-name="P5">Provide for encryption of various tables and fields.</text:p>
            </text:list-item>
          </text:list>
        </text:list-item>
      </text:list>
      <text:p text:style-name="P3"/>
      <text:p text:style-name="P3">The various database operations supported include:</text:p>
      <text:p text:style-name="P3"/>
      <text:list xml:id="list849562182" text:style-name="WWNum4">
        <text:list-item>
          <text:list>
            <text:list-item>
              <text:p text:style-name="P6"><text:soft-page-break/>Create Table</text:p>
            </text:list-item>
            <text:list-item>
              <text:p text:style-name="P6">Drop Table</text:p>
            </text:list-item>
            <text:list-item>
              <text:p text:style-name="P6">Create Index</text:p>
            </text:list-item>
            <text:list-item>
              <text:p text:style-name="P6">Drop Index</text:p>
            </text:list-item>
            <text:list-item>
              <text:p text:style-name="P6">GraphQL Query</text:p>
            </text:list-item>
            <text:list-item>
              <text:p text:style-name="P6">GraphQL Mutation</text:p>
            </text:list-item>
            <text:list-item>
              <text:p text:style-name="P6">GraphQL Subscript</text:p>
            </text:list-item>
          </text:list>
        </text:list-item>
      </text:list>
      <text:p text:style-name="P3"/>
      <text:p text:style-name="P3"/>
      <text:p text:style-name="P3">In addition to the above functions there are also functions to return and control various functions of the database tables and indices for the logged in user.</text:p>
      <text:p text:style-name="P3"/>
      <text:p text:style-name="Standard"/>
      <text:p text:style-name="Standard"><text:span text:style-name="T1">A Little More Detail</text:span></text:p>
      <text:p text:style-name="P1"/>
      <text:p text:style-name="P3"><text:span text:style-name="T1">The Indexer</text:span></text:p>
      <text:p text:style-name="P3"/>
      <text:p text:style-name="P3">The indexer is a piece of the system that is responsible for handling all the operations of the index system. The system is capable of running multiple indexers at the same time (more of less). The Indexers are scheduled by the Dispatching task in the database. </text:p>
      <text:p text:style-name="P3"/>
      <text:p text:style-name="P3">Input to an Indexer is the following:</text:p>
      <text:p text:style-name="P3"/>
      <text:list xml:id="list2884701599" text:style-name="WWNum2">
        <text:list-item>
          <text:p text:style-name="P7">Index file to operate on</text:p>
        </text:list-item>
        <text:list-item>
          <text:p text:style-name="P7"><text:soft-page-break/>F(x, …) <text:s/>a function that returns either True or False</text:p>
        </text:list-item>
        <text:list-item>
          <text:p text:style-name="P7">Operation: search</text:p>
        </text:list-item>
      </text:list>
      <text:p text:style-name="P3"/>
      <text:p text:style-name="P3">The Indexer returns a list of records that each had F(x) evaluate to true.</text:p>
      <text:p text:style-name="P3"/>
      <text:p text:style-name="P3">Essentially the Indexer traverses the contents of the index file, applying the function F() to each item. If the function evaluates to True, the record pointer is stored in the output area. <text:s/>The list of possible records are returned to the Composer side which assembles the results.</text:p>
      <text:p text:style-name="P3"/>
      <text:p text:style-name="P3">The operation field is used to provide special support for other index level operations. <text:s/>Besides search, which is listed above, there is delete which is used to remove zero or more index entries from an index. <text:s/>Another operation is insert, used to insert a new item in the index.</text:p>
      <text:p text:style-name="P3"/>
      <text:p text:style-name="P3">The function that is being evaluated has the following <text:s/>prototype:</text:p>
      <text:p text:style-name="P3"/>
      <text:p text:style-name="P3"><text:tab/>Bool F(&lt;index item&gt;, &lt;index item no&gt;, &lt;operation&gt;)</text:p>
      <text:p text:style-name="P3"/>
      <text:p text:style-name="P3">If the call evaluates to True, then the following is performed:</text:p>
      <text:p text:style-name="P3"/>
      <text:list xml:id="list1012600501" text:style-name="WWNum1">
        <text:list-item>
          <text:p text:style-name="P8">Op == search: return &lt;matching index&gt;, &lt;matching index no&gt;, &lt;record pointer&gt;</text:p>
        </text:list-item>
        <text:list-item>
          <text:p text:style-name="P8">Op == delete: <text:s/>delete the particular index(?)</text:p>
        </text:list-item>
        <text:list-item>
          <text:p text:style-name="P8">Op == insert: (?)</text:p>
        </text:list-item>
      </text:list>
      <text:p text:style-name="Standard"/>
      <text:p text:style-name="P3">In the C++ implementation of the software, each Indexer will be a thread in the system. In the Python implementation each of the Indexers will be a process.</text:p>
      <text:p text:style-name="P3"/>
      <text:p text:style-name="P3"><text:soft-page-break/></text:p>
      <text:p text:style-name="P3"><text:span text:style-name="T1">Index File Format</text:span></text:p>
      <text:p text:style-name="Standard"/>
      <text:p text:style-name="P3">Each of the index files are composed of two tiers. The first tier maps the actual record field to an index (32-bit number). The second tier of the file takes the numeric index and maps it to one or more record pointers. <text:s/>The record pointers are 64 bit offsets into a records file, and point to a JSON representation of the record. This second tier is real a B-Tree with the key being the index value from the first tier.</text:p>
      <text:p text:style-name="P3"/>
      <text:p text:style-name="P3">Schematically this looks like:</text:p>
      <text:p text:style-name="Standard"/>
      <text:p text:style-name="P3"><draw:g text:anchor-type="as-char" draw:z-index="1" draw:style-name="gr1"><draw:g draw:style-name="gr2"><draw:g draw:style-name="gr2"><draw:g draw:style-name="gr2"><draw:custom-shape draw:name="Shape 12" draw:style-name="gr7" draw:text-style-name="P17" svg:width="0.4224in" svg:height="0.4248in" svg:x="5.5925in" svg:y="0.652in"><text:p text:style-name="P14"><text:span text:style-name="T5">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7" draw:text-style-name="P17" svg:width="0.4224in" svg:height="0.4248in" svg:x="5.5925in" svg:y="1.339in"><text:p text:style-name="P14"><text:span text:style-name="T5">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7" draw:text-style-name="P17" svg:width="0.4224in" svg:height="0.4248in" svg:x="5.5925in" svg:y="2.5917in"><text:p text:style-name="P14"><text:span text:style-name="T5">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7" draw:text-style-name="P17" svg:width="0.7886in" svg:height="0.4248in" svg:x="5.2264in" svg:y="0.0429in"><text:p text:style-name="P14"><text:span text:style-name="T5">Inde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2"><draw:custom-shape draw:name="Shape 17" draw:style-name="gr8" draw:text-style-name="P13" svg:width="3.487in" svg:height="0.6858in" svg:x="1.739in" svg:y="0.5016in"><text:p text:style-name="P12"><text:span text:style-name="T5">“</text:span><text:span text:style-name="T5">AM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 draw:style-name="gr8" draw:text-style-name="P13" svg:width="3.487in" svg:height="0.6858in" svg:x="1.739in" svg:y="1.1882in"><text:p text:style-name="P12"><text:span text:style-name="T5">“</text:span><text:span text:style-name="T5">Inte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8" draw:text-style-name="P13" svg:width="3.487in" svg:height="0.6858in" svg:x="1.739in" svg:y="2.4181in"><text:p text:style-name="P12"><text:span text:style-name="T5">“</text:span><text:span text:style-name="T5">T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7" draw:text-style-name="P17" svg:width="0.7886in" svg:height="0.4248in" svg:x="2.9181in" svg:y="0in"><text:p text:style-name="P14"><text:span text:style-name="T5">Valu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custom-shape draw:name="Shape 21" draw:style-name="gr9" draw:text-style-name="P18" svg:width="0.5559in" svg:height="1.0161in" svg:x="5.5598in" svg:y="3.4626in"><text:p text:style-name="P14"/><draw:enhanced-geometry draw:mirror-horizontal="false" draw:mirror-vertical="false" draw:text-areas="?f8 0 ?f9 ?f12" svg:viewBox="0 0 0 0" draw:type="ooxml-downArrow" draw:modifiers="50000 71072"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g draw:style-name="gr2"><draw:custom-shape draw:name="Shape 23" draw:style-name="gr10" draw:text-style-name="P13" svg:width="1.3268in" svg:height="0.5488in" svg:x="3.489in" svg:y="4.9366in"><text:p text:style-name="P12"><text:span text:style-name="T5">12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2"><draw:custom-shape draw:name="Shape 25" draw:style-name="gr11" draw:text-style-name="P13" svg:width="1.326in" svg:height="0.5488in" svg:x="5.1744in" svg:y="4.9366in"><text:p text:style-name="P12"><text:span text:style-name="T5">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7" draw:text-style-name="P17" svg:width="0.8689in" svg:height="0.4248in" svg:x="5.4429in" svg:y="4.5535in"><text:p text:style-name="P14"><text:span text:style-name="T5">Inde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27" draw:style-name="gr7" draw:text-style-name="P17" svg:width="1.237in" svg:height="0.4248in" svg:x="3.5783in" svg:y="4.5535in"><text:p text:style-name="P14"><text:span text:style-name="T5">Record Pt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2"><draw:custom-shape draw:name="Shape 29" draw:style-name="gr12" draw:text-style-name="P13" svg:width="2.2406in" svg:height="0.5488in" svg:x="0in" svg:y="4.9366in"><text:p text:style-name="P12"><text:span text:style-name="T5">Reco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 draw:style-name="gr7" draw:text-style-name="P17" svg:width="1.4748in" svg:height="0.4248in" svg:x="0.3319in" svg:y="4.239in"><text:p text:style-name="P14"><text:span text:style-name="T5">Record Sto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31" draw:style-name="gr13" draw:text-style-name="P18" svg:width="0.5559in" svg:height="0.3106in" svg:x="2.6638in" svg:y="5.0299in"><text:p text:style-name="P14"/><draw:enhanced-geometry draw:mirror-horizontal="false" draw:mirror-vertical="false" draw:text-areas="?f12 ?f8 ?f13 ?f9" svg:viewBox="0 0 0 0" draw:type="ooxml-leftArrow" draw:modifiers="50000 50000" draw:enhanced-path="M 0 ?f7 L ?f5 0 ?f5 ?f8 ?f13 ?f8 ?f13 ?f9 ?f5 ?f9 ?f5 ?f14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0+?f4 -0"/><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0-?f11 "/><draw:equation draw:name="f13" draw:formula="logwidth"/><draw:equation draw:name="f14" draw:formula="logheight"/><draw:handle draw:handle-position="?f13 ?f8" draw:handle-range-y-maximum="100000" draw:handle-range-y-minimum="0"/><draw:handle draw:handle-position="?f5 0" draw:handle-range-x-maximum="?f1" draw:handle-range-x-minimum="0"/></draw:enhanced-geometry></draw:custom-shape></draw:g></draw:g></text:p>
      <text:p text:style-name="P3"/>
      <text:p text:style-name="P3">The beauty of the design is that it allows a quick check of the <text:span text:style-name="T3">GraphQL statement </text:span><text:s/>without having to scan the index - <text:s/>you can figure out if it will work out by checking the first tier table (this is the domain set of the column).</text:p>
      <text:p text:style-name="P3"/>
      <text:p text:style-name="P3"/>
      <text:p text:style-name="P3"><text:span text:style-name="T1">The Dispatcher/Composer</text:span></text:p>
      <text:p text:style-name="P3"/>
      <text:p text:style-name="P3">The Dispatcher has a very simple job, it takes all the operations and makes certain they are scheduled and run. What feeds the Dispatcher is the per-database Command Processor. The Command Processor takes the raw micro-server request and translates it into a number of steps necessary to perform the operation requested by the user.</text:p>
      <text:p text:style-name="P3"/>
      <text:p text:style-name="P3">As each operation is completed by an Indexer, the results are sent to the Composer part of the Distributor. Once all the operations are performed the Composer combines everything in an answer suitable for the request. These results are returned to the Command Processor for delivery to the user.</text:p>
      <text:p text:style-name="P3"/>
      <text:p text:style-name="P3"/>
      <text:p text:style-name="P3"><text:span text:style-name="T1">Command Processor</text:span></text:p>
      <text:p text:style-name="P3"/>
      <text:p text:style-name="P3"><text:soft-page-break/>The Command Processor is the component that takes a client request, executes it and returns the results. <text:s/>Requests support two different formats: GraphQL and SQL. The SQL requests are translated into GraphQL and executed based on the operation. For example the following SQL request:</text:p>
      <text:p text:style-name="P3"/>
      <text:p text:style-name="P9">CREATE TABLE `users` (</text:p>
      <text:p text:style-name="P9"><text:s text:c="2"/>`id` int(11) NOT NULL AUTO_INCREMENT,</text:p>
      <text:p text:style-name="P9"><text:s text:c="2"/>`username` varchar(225) NOT NULL,</text:p>
      <text:p text:style-name="P9"><text:s text:c="2"/>`password` varchar(225) NOT NULL,</text:p>
      <text:p text:style-name="P9"><text:s text:c="2"/>`email` varchar(225) NOT NULL,</text:p>
      <text:p text:style-name="P9"><text:s text:c="2"/>`avatar` varchar(225) NOT NULL,</text:p>
      <text:p text:style-name="P9"><text:s text:c="2"/>PRIMARY KEY (`id`),</text:p>
      <text:p text:style-name="P9"><text:s text:c="2"/>UNIQUE KEY `url` (`url`)</text:p>
      <text:p text:style-name="P9">) ENGINE=InnoDB DEFAULT CHARSET=utf8mb4 COLLATE=utf8mb4_0900_ai_ci;</text:p>
      <text:p text:style-name="P9"/>
      <text:p text:style-name="P3">becomes:</text:p>
      <text:p text:style-name="P3"/>
      <text:p text:style-name="P9">type Users {</text:p>
      <text:p text:style-name="P9"><text:s text:c="4"/><text:tab/>id: ID!</text:p>
      <text:p text:style-name="P9"><text:s text:c="4"/><text:tab/>username: String!</text:p>
      <text:p text:style-name="P9"><text:s text:c="4"/><text:tab/>password: String!</text:p>
      <text:p text:style-name="P9"><text:s text:c="4"/><text:tab/>email: String!</text:p>
      <text:p text:style-name="P9"><text:s text:c="4"/><text:tab/>avatar: String!</text:p>
      <text:p text:style-name="P9"><text:s text:c="4"/><text:tab/>}</text:p>
      <text:p text:style-name="P3"><text:soft-page-break/></text:p>
      <text:p text:style-name="P3"/>
      <text:p text:style-name="P3">The Command Processor takes the resulting GraphQL request and turns it into a number of steps, some of which are sent to the Distributor to be operated on by the Indexers. Others are executed directly by the Command Processor. These commands include creating and destroy tables, setting various table attributes, deleting indexes and so on. <text:s/></text:p>
      <text:p text:style-name="P3"/>
      <text:p text:style-name="P4"/>
      <text:p text:style-name="P3"><text:span text:style-name="T1">Web Service</text:span></text:p>
      <text:p text:style-name="P3"/>
      <text:p text:style-name="P3">TBD - unique for C++ and Pytho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84" meta:word-count="1784" meta:character-count="10883" meta:non-whitespace-character-count="9121"/>
    <meta:generator>LibreOfficeDev/6.0.5.2$Linux_X86_64 LibreOffice_project/</meta:generator>
  </office:meta>
</office:document-meta>
</file>